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1.3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1.933cm"/>
    </style:style>
    <style:style style:name="co11" style:family="table-column">
      <style:table-column-properties fo:break-before="auto" style:column-width="3.725cm"/>
    </style:style>
    <style:style style:name="co12" style:family="table-column">
      <style:table-column-properties fo:break-before="auto" style:column-width="5.77cm"/>
    </style:style>
    <style:style style:name="co13" style:family="table-column">
      <style:table-column-properties fo:break-before="auto" style:column-width="7.274cm"/>
    </style:style>
    <style:style style:name="co14" style:family="table-column">
      <style:table-column-properties fo:break-before="auto" style:column-width="7.668cm"/>
    </style:style>
    <style:style style:name="co15" style:family="table-column">
      <style:table-column-properties fo:break-before="auto" style:column-width="2.006cm"/>
    </style:style>
    <style:style style:name="co16" style:family="table-column">
      <style:table-column-properties fo:break-before="auto" style:column-width="3.51cm"/>
    </style:style>
    <style:style style:name="co17" style:family="table-column">
      <style:table-column-properties fo:break-before="auto" style:column-width="2.185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3.189cm"/>
    </style:style>
    <style:style style:name="co21" style:family="table-column">
      <style:table-column-properties fo:break-before="auto" style:column-width="4.586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4.731cm"/>
    </style:style>
    <style:style style:name="co24" style:family="table-column">
      <style:table-column-properties fo:break-before="auto" style:column-width="3.475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2.358cm"/>
    </style:style>
    <style:style style:name="co27" style:family="table-column">
      <style:table-column-properties fo:break-before="auto" style:column-width="2.856cm"/>
    </style:style>
    <style:style style:name="co28" style:family="table-column">
      <style:table-column-properties fo:break-before="auto" style:column-width="2.741cm"/>
    </style:style>
    <style:style style:name="co29" style:family="table-column">
      <style:table-column-properties fo:break-before="auto" style:column-width="2.581cm"/>
    </style:style>
    <style:style style:name="co30" style:family="table-column">
      <style:table-column-properties fo:break-before="auto" style:column-width="3.297cm"/>
    </style:style>
    <style:style style:name="co31" style:family="table-column">
      <style:table-column-properties fo:break-before="auto" style:column-width="4.658cm"/>
    </style:style>
    <style:style style:name="co32" style:family="table-column">
      <style:table-column-properties fo:break-before="auto" style:column-width="3.26cm"/>
    </style:style>
    <style:style style:name="co33" style:family="table-column">
      <style:table-column-properties fo:break-before="auto" style:column-width="4.623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5.017cm"/>
    </style:style>
    <style:style style:name="co36" style:family="table-column">
      <style:table-column-properties fo:break-before="auto" style:column-width="3.798cm"/>
    </style:style>
    <style:style style:name="co37" style:family="table-column">
      <style:table-column-properties fo:break-before="auto" style:column-width="5.195cm"/>
    </style:style>
    <style:style style:name="co38" style:family="table-column">
      <style:table-column-properties fo:break-before="auto" style:column-width="3.44cm"/>
    </style:style>
    <style:style style:name="co39" style:family="table-column">
      <style:table-column-properties fo:break-before="auto" style:column-width="4.801cm"/>
    </style:style>
    <style:style style:name="co40" style:family="table-column">
      <style:table-column-properties fo:break-before="auto" style:column-width="4.874cm"/>
    </style:style>
    <style:style style:name="co41" style:family="table-column">
      <style:table-column-properties fo:break-before="auto" style:column-width="2.4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rl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9pt" fo:font-style="normal" fo:text-shadow="none" style:text-underline-style="none" fo:font-weight="bold" style:font-size-asian="9pt" style:font-style-asian="normal" style:font-weight-asian="bold" style:font-name-complex="Segoe UI Semilight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16pt" fo:font-style="normal" fo:text-shadow="none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vertical-align="top" draw:auto-grow-height="false" fo:min-height="0.588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.588cm" fo:min-width="3.681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0.588cm" fo:min-width="1.408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textarea-vertical-align="top" draw:auto-grow-height="false" fo:min-height="0.56cm" fo:min-width="0cm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vertical-align="top" draw:auto-grow-height="false" fo:min-height="0.586cm" fo:min-width="0.398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584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0.38cm" fo:padding-top="0.064cm" fo:padding-bottom="0cm" fo:padding-left="0.076cm" fo:padding-right="0cm" fo:wrap-option="wrap"/>
      <style:paragraph-properties style:writing-mode="lr-tb"/>
    </style:style>
    <style:style style:name="gr8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561cm" fo:padding-top="0.064cm" fo:padding-bottom="0cm" fo:padding-left="0.076cm" fo:padding-right="0cm" fo:wrap-option="wrap"/>
      <style:paragraph-properties style:writing-mode="lr-tb"/>
    </style:style>
    <style:style style:name="gr9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0.377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0.403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538cm" fo:padding-top="0.064cm" fo:padding-bottom="0cm" fo:padding-left="0.076cm" fo:padding-right="0cm" fo:wrap-option="wrap"/>
      <style:paragraph-properties style:writing-mode="lr-tb"/>
    </style:style>
    <style:style style:name="gr12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.219cm" fo:padding-top="0.064cm" fo:padding-bottom="0cm" fo:padding-left="0cm" fo:padding-right="0.076cm" fo:wrap-option="wrap"/>
      <style:paragraph-properties style:writing-mode="lr-tb"/>
    </style:style>
    <style:style style:name="gr13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8.513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3.62cm" fo:padding-top="0.064cm" fo:padding-bottom="0cm" fo:padding-left="0.076cm" fo:padding-right="0cm" fo:wrap-option="wrap"/>
      <style:paragraph-properties style:writing-mode="lr-tb"/>
    </style:style>
    <style:style style:name="gr15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2.072cm" fo:padding-top="0.064cm" fo:padding-bottom="0cm" fo:padding-left="0.076cm" fo:padding-right="0cm" fo:wrap-option="wrap"/>
      <style:paragraph-properties style:writing-mode="lr-tb"/>
    </style:style>
    <style:style style:name="gr16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3.617cm" fo:padding-top="0.064cm" fo:padding-bottom="0cm" fo:padding-left="0.076cm" fo:padding-right="0cm" fo:wrap-option="wrap"/>
      <style:paragraph-properties style:writing-mode="lr-tb"/>
    </style:style>
    <style:style style:name="gr17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5.657cm" fo:padding-top="0.064cm" fo:padding-bottom="0cm" fo:padding-left="0.076cm" fo:padding-right="0cm" fo:wrap-option="wrap"/>
      <style:paragraph-properties style:writing-mode="lr-tb"/>
    </style:style>
    <style:style style:name="gr18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6.883cm" fo:padding-top="0.064cm" fo:padding-bottom="0cm" fo:padding-left="0.076cm" fo:padding-right="0cm" fo:wrap-option="wrap"/>
      <style:paragraph-properties style:writing-mode="lr-tb"/>
    </style:style>
    <style:style style:name="gr19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195cm" fo:padding-top="0.064cm" fo:padding-bottom="0cm" fo:padding-left="0cm" fo:padding-right="0.076cm" fo:wrap-option="wrap"/>
      <style:paragraph-properties style:writing-mode="lr-tb"/>
    </style:style>
    <style:style style:name="gr20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587cm" fo:padding-top="0.064cm" fo:padding-bottom="0cm" fo:padding-left="0.076cm" fo:padding-right="0cm" fo:wrap-option="wrap"/>
      <style:paragraph-properties style:writing-mode="lr-tb"/>
    </style:style>
    <style:style style:name="gr21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0.354cm" fo:padding-top="0.064cm" fo:padding-bottom="0cm" fo:padding-left="0.076cm" fo:padding-right="0cm" fo:wrap-option="wrap"/>
      <style:paragraph-properties style:writing-mode="lr-tb"/>
    </style:style>
    <style:style style:name="gr22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61cm" fo:padding-top="0.064cm" fo:padding-bottom="0cm" fo:padding-left="0.076cm" fo:padding-right="0cm" fo:wrap-option="wrap"/>
      <style:paragraph-properties style:writing-mode="lr-tb"/>
    </style:style>
    <style:style style:name="gr23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0.331cm" fo:padding-top="0.064cm" fo:padding-bottom="0cm" fo:padding-left="0.076cm" fo:padding-right="0cm" fo:wrap-option="wrap"/>
      <style:paragraph-properties style:writing-mode="lr-tb"/>
    </style:style>
    <style:style style:name="gr24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607cm" fo:padding-top="0.064cm" fo:padding-bottom="0cm" fo:padding-left="0.076cm" fo:padding-right="0cm" fo:wrap-option="wrap"/>
      <style:paragraph-properties style:writing-mode="lr-tb"/>
    </style:style>
    <style:style style:name="gr25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0.357cm" fo:padding-top="0.064cm" fo:padding-bottom="0cm" fo:padding-left="0.076cm" fo:padding-right="0cm" fo:wrap-option="wrap"/>
      <style:paragraph-properties style:writing-mode="lr-tb"/>
    </style:style>
    <style:style style:name="gr26" style:family="graphic">
      <style:graphic-properties draw:stroke="none" svg:stroke-width="0cm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27" style:family="graphic">
      <style:graphic-properties draw:stroke="none" svg:stroke-width="0cm" draw:fill="none" draw:textarea-vertical-align="top" draw:auto-grow-height="false" fo:min-height="0.653cm" fo:min-width="1.457cm" fo:padding-top="0.125cm" fo:padding-bottom="0.125cm" fo:padding-left="0.25cm" fo:padding-right="0.25cm" fo:wrap-option="wrap"/>
    </style:style>
    <style:style style:name="gr28" style:family="graphic">
      <style:graphic-properties draw:stroke="none" svg:stroke-width="0cm" draw:fill="none" draw:textarea-vertical-align="top" draw:auto-grow-height="false" fo:min-height="0.627cm" fo:min-width="0cm" fo:padding-top="0.125cm" fo:padding-bottom="0.125cm" fo:padding-left="0.25cm" fo:padding-right="0.25cm" fo:wrap-option="wrap"/>
    </style:style>
    <style:style style:name="gr29" style:family="graphic">
      <style:graphic-properties draw:stroke="none" svg:stroke-width="0cm" draw:fill="none" draw:textarea-vertical-align="top" draw:auto-grow-height="false" fo:min-height="0.654cm" fo:min-width="0cm" fo:padding-top="0.125cm" fo:padding-bottom="0.125cm" fo:padding-left="0.25cm" fo:padding-right="0.25cm" fo:wrap-option="wrap"/>
    </style:style>
    <style:style style:name="gr30" style:family="graphic">
      <style:graphic-properties draw:stroke="none" svg:stroke-width="0cm" draw:fill="none" draw:textarea-vertical-align="top" draw:auto-grow-height="false" fo:min-height="2.221cm" fo:min-width="0cm" fo:padding-top="0.125cm" fo:padding-bottom="0.125cm" fo:padding-left="0.25cm" fo:padding-right="0.25cm" fo:wrap-option="wrap"/>
    </style:style>
    <style:style style:name="gr31" style:family="graphic">
      <style:graphic-properties draw:stroke="none" svg:stroke-width="0cm" draw:fill="none" draw:textarea-vertical-align="top" draw:auto-grow-height="false" fo:min-height="1.451cm" fo:min-width="1.457cm" fo:padding-top="0.125cm" fo:padding-bottom="0.125cm" fo:padding-left="0.25cm" fo:padding-right="0.25cm" fo:wrap-option="wrap"/>
    </style:style>
    <style:style style:name="gr32" style:family="graphic">
      <style:graphic-properties draw:stroke="none" svg:stroke-width="0cm" draw:fill="none" draw:textarea-vertical-align="top" draw:auto-grow-height="false" fo:min-height="1.451cm" fo:min-width="0cm" fo:padding-top="0.125cm" fo:padding-bottom="0.125cm" fo:padding-left="0.25cm" fo:padding-right="0.25cm" fo:wrap-option="wrap"/>
    </style:style>
    <style:style style:name="gr33" style:family="graphic">
      <style:graphic-properties draw:stroke="none" svg:stroke-width="0cm" draw:fill="none" draw:textarea-vertical-align="top" draw:auto-grow-height="false" fo:min-height="1.448cm" fo:min-width="0cm" fo:padding-top="0.125cm" fo:padding-bottom="0.125cm" fo:padding-left="0.25cm" fo:padding-right="0.25cm" fo:wrap-option="wrap"/>
    </style:style>
    <style:style style:name="gr34" style:family="graphic">
      <style:graphic-properties draw:stroke="none" svg:stroke-width="0cm" draw:fill="none" draw:textarea-vertical-align="top" draw:auto-grow-height="false" fo:min-height="1.448cm" fo:min-width="1.457cm" fo:padding-top="0.125cm" fo:padding-bottom="0.125cm" fo:padding-left="0.25cm" fo:padding-right="0.25cm" fo:wrap-option="wrap"/>
    </style:style>
    <style:style style:name="gr35" style:family="graphic">
      <style:graphic-properties draw:stroke="none" svg:stroke-width="0cm" draw:fill="none" draw:textarea-vertical-align="top" draw:auto-grow-height="false" fo:min-height="1.384cm" fo:min-width="0cm" fo:padding-top="0.125cm" fo:padding-bottom="0.125cm" fo:padding-left="0.25cm" fo:padding-right="0.25cm" fo:wrap-option="wrap"/>
    </style:style>
    <style:style style:name="gr36" style:family="graphic">
      <style:graphic-properties draw:stroke="none" svg:stroke-width="0cm" draw:fill="none" draw:textarea-vertical-align="top" draw:auto-grow-height="false" fo:min-height="1.384cm" fo:min-width="1.457cm" fo:padding-top="0.125cm" fo:padding-bottom="0.125cm" fo:padding-left="0.25cm" fo:padding-right="0.25cm" fo:wrap-option="wrap"/>
    </style:style>
    <style:style style:name="gr37" style:family="graphic">
      <style:graphic-properties draw:stroke="none" svg:stroke-width="0cm" draw:fill="none" draw:textarea-vertical-align="top" draw:auto-grow-height="false" fo:min-height="2.086cm" fo:min-width="0cm" fo:padding-top="0.125cm" fo:padding-bottom="0.125cm" fo:padding-left="0.25cm" fo:padding-right="0.25cm" fo:wrap-option="wrap"/>
    </style:style>
    <style:style style:name="gr38" style:family="graphic">
      <style:graphic-properties draw:stroke="none" svg:stroke-width="0cm" draw:fill="none" draw:textarea-vertical-align="top" draw:auto-grow-height="false" fo:min-height="1.316cm" fo:min-width="0cm" fo:padding-top="0.125cm" fo:padding-bottom="0.125cm" fo:padding-left="0.25cm" fo:padding-right="0.25cm" fo:wrap-option="wrap"/>
    </style:style>
    <style:style style:name="gr39" style:family="graphic">
      <style:graphic-properties draw:stroke="none" svg:stroke-width="0cm" draw:fill="none" draw:textarea-vertical-align="top" draw:auto-grow-height="false" fo:min-height="1.316cm" fo:min-width="1.457cm" fo:padding-top="0.125cm" fo:padding-bottom="0.125cm" fo:padding-left="0.25cm" fo:padding-right="0.25cm" fo:wrap-option="wrap"/>
    </style:style>
    <style:style style:name="gr40" style:family="graphic">
      <style:graphic-properties draw:stroke="none" svg:stroke-width="0cm" draw:fill="none" draw:textarea-vertical-align="top" draw:auto-grow-height="false" fo:min-height="0.584cm" fo:min-width="0cm" fo:padding-top="0.125cm" fo:padding-bottom="0.125cm" fo:padding-left="0.25cm" fo:padding-right="0.25cm" fo:wrap-option="wrap"/>
    </style:style>
    <style:style style:name="gr41" style:family="graphic">
      <style:graphic-properties draw:stroke="none" svg:stroke-width="0cm" draw:fill="none" draw:textarea-vertical-align="top" draw:auto-grow-height="false" fo:min-height="0.584cm" fo:min-width="1.457cm" fo:padding-top="0.125cm" fo:padding-bottom="0.125cm" fo:padding-left="0.25cm" fo:padding-right="0.25cm" fo:wrap-option="wrap"/>
    </style:style>
    <style:style style:name="gr42" style:family="graphic">
      <style:graphic-properties draw:stroke="none" svg:stroke-width="0cm" draw:fill="none" draw:textarea-vertical-align="top" draw:auto-grow-height="false" fo:min-height="0.557cm" fo:min-width="1.457cm" fo:padding-top="0.125cm" fo:padding-bottom="0.125cm" fo:padding-left="0.25cm" fo:padding-right="0.25cm" fo:wrap-option="wrap"/>
    </style:style>
    <style:style style:name="gr43" style:family="graphic">
      <style:graphic-properties draw:stroke="none" svg:stroke-width="0cm" draw:fill="none" draw:textarea-vertical-align="top" draw:auto-grow-height="false" fo:min-height="0.588cm" fo:min-width="1.457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style:paragraph-properties fo:margin-top="0cm" fo:margin-bottom="0cm" fo:line-height="100%" fo:text-align="end" style:writing-mode="rl-tb"/>
      <style:text-properties fo:font-size="18pt"/>
    </style:style>
    <style:style style:name="P5" style:family="paragraph">
      <loext:graphic-properties draw:fill="solid" draw:fill-color="#ffffff"/>
      <style:paragraph-properties fo:margin-top="0cm" fo:margin-bottom="0cm" fo:line-height="100%" fo:text-align="end" style:writing-mode="rl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41" table:number-columns-repeated="972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bile_numbe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general_management</text:p>
          </table:table-cell>
          <table:table-cell table:style-name="ce1" office:value-type="string" calcext:value-type="string">
            <text:p>sub_management</text:p>
          </table:table-cell>
          <table:table-cell table:style-name="ce1" office:value-type="string" calcext:value-type="string">
            <text:p>location_of_work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rom_needs_list</text:p>
          </table:table-cell>
          <table:table-cell table:style-name="ce1" office:value-type="string" calcext:value-type="string">
            <text:p>course_name</text:p>
          </table:table-cell>
          <table:table-cell table:style-name="ce1" office:value-type="string" calcext:value-type="string">
            <text:p>contract_location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course_specialization</text:p>
          </table:table-cell>
          <table:table-cell table:style-name="ce1" office:value-type="string" calcext:value-type="string">
            <text:p>course_plan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hourse_per_day</text:p>
          </table:table-cell>
          <table:table-cell table:style-name="ce1" office:value-type="string" calcext:value-type="string">
            <text:p>total_hours</text:p>
          </table:table-cell>
          <table:table-cell table:style-name="ce1" office:value-type="string" calcext:value-type="string">
            <text:p>instructor_1</text:p>
          </table:table-cell>
          <table:table-cell table:style-name="ce1" office:value-type="string" calcext:value-type="string">
            <text:p>hours_instructor1</text:p>
          </table:table-cell>
          <table:table-cell table:style-name="ce1" office:value-type="string" calcext:value-type="string">
            <text:p>instructor_2</text:p>
          </table:table-cell>
          <table:table-cell table:style-name="ce1" office:value-type="string" calcext:value-type="string">
            <text:p>hours_instructor2</text:p>
          </table:table-cell>
          <table:table-cell table:style-name="ce1" office:value-type="string" calcext:value-type="string">
            <text:p>exam_result</text:p>
          </table:table-cell>
          <table:table-cell table:style-name="ce1" office:value-type="string" calcext:value-type="string">
            <text:p>pass_fai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_of_resit</text:p>
          </table:table-cell>
          <table:table-cell table:style-name="ce1" office:value-type="string" calcext:value-type="string">
            <text:p>resit_result</text:p>
          </table:table-cell>
          <table:table-cell table:style-name="ce1" office:value-type="string" calcext:value-type="string">
            <text:p>pass_fail_resit</text:p>
          </table:table-cell>
          <table:table-cell table:style-name="ce1" office:value-type="string" calcext:value-type="string">
            <text:p>instructor_grade</text:p>
          </table:table-cell>
          <table:table-cell table:style-name="ce1" office:value-type="string" calcext:value-type="string">
            <text:p>course_grade</text:p>
          </table:table-cell>
          <table:table-cell table:style-name="ce1" office:value-type="string" calcext:value-type="string">
            <text:p>instructor_self_grade</text:p>
          </table:table-cell>
          <table:table-cell table:style-name="ce1" office:value-type="string" calcext:value-type="string">
            <text:p>direct_manager_grade</text:p>
          </table:table-cell>
          <table:table-cell table:style-name="ce1" office:value-type="string" calcext:value-type="string">
            <text:p>work_test</text:p>
          </table:table-cell>
          <table:table-cell table:style-name="ce1" table:number-columns-repeated="16"/>
          <table:table-cell table:style-name="ce3" table:number-columns-repeated="12"/>
          <table:table-cell table:number-columns-repeated="960"/>
        </table:table-row>
        <table:table-row table:style-name="ro2">
          <table:table-cell table:style-name="ce2" office:value-type="string" calcext:value-type="string">
            <text:p>وكيل</text:p>
          </table:table-cell>
          <table:table-cell table:style-name="ce2" office:value-type="float" office:value="25499" calcext:value-type="float">
            <text:p>25499</text:p>
          </table:table-cell>
          <table:table-cell table:style-name="ce2" office:value-type="string" calcext:value-type="string">
            <text:p>احمد عبدالرسول يوسف عبدالعزيز الانصار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شرطة المطار</text:p>
          </table:table-cell>
          <table:table-cell table:style-name="ce2" table:number-columns-repeated="2"/>
          <table:table-cell table:style-name="ce2" office:value-type="string" calcext:value-type="string">
            <text:p><text:s text:c="3"/>السجلات الجنائية والمرورية - الشعبة الجنائية <text:s/></text:p>
          </table:table-cell>
          <table:table-cell table:style-name="ce2" office:value-type="string" calcext:value-type="string">
            <text:p>دوام رسمي 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13012" calcext:value-type="float">
            <text:p>13012</text:p>
          </table:table-cell>
          <table:table-cell table:style-name="ce2" office:value-type="string" calcext:value-type="string">
            <text:p>عارف علي صالح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رقيب أول</text:p>
          </table:table-cell>
          <table:table-cell table:style-name="ce2" office:value-type="float" office:value="23861" calcext:value-type="float">
            <text:p>23861</text:p>
          </table:table-cell>
          <table:table-cell table:style-name="ce2" office:value-type="string" calcext:value-type="string">
            <text:p>عيسى أحمد شكري قائد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رابعة</text:p>
          </table:table-cell>
          <table:table-cell table:style-name="ce2" office:value-type="string" calcext:value-type="string">
            <text:p>نعم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رقيب أول</text:p>
          </table:table-cell>
          <table:table-cell table:style-name="ce2" office:value-type="float" office:value="25234" calcext:value-type="float">
            <text:p>25234</text:p>
          </table:table-cell>
          <table:table-cell table:style-name="ce2" office:value-type="string" calcext:value-type="string">
            <text:p>خالد احمد محمد الجساس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شرطة المطار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5288" calcext:value-type="float">
            <text:p>25288</text:p>
          </table:table-cell>
          <table:table-cell table:style-name="ce2" office:value-type="string" calcext:value-type="string">
            <text:p>عبدالله ابراهيم محمد احمد الانصار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مناولة الأمتعة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 أول</text:p>
            <draw:custom-shape table:end-cell-address="Sheet1.A8" table:end-x="2.09cm" table:end-y="0.459cm" draw:z-index="37" draw:name="Text Box 5" draw:style-name="gr1" draw:text-style-name="P1" svg:width="0.317cm" svg:height="0.837cm" svg:x="1.773cm" svg:y="0.3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8" table:end-x="0.978cm" table:end-y="0.141cm" draw:z-index="38" draw:name="Text Box 5" draw:style-name="gr2" draw:text-style-name="P1" svg:width="4.18cm" svg:height="0.837cm" svg:x="-7.065cm" svg:y="0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8" table:end-x="0.978cm" table:end-y="0.141cm" draw:z-index="39" draw:name="Text Box 5" draw:style-name="gr3" draw:text-style-name="P1" svg:width="1.907cm" svg:height="0.837cm" svg:x="7.065cm" svg:y="0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14135" calcext:value-type="float">
            <text:p>14135</text:p>
            <draw:custom-shape table:end-cell-address="Sheet1.B8" table:end-x="0.978cm" table:end-y="0.141cm" draw:z-index="74" draw:name="Text Box 5" draw:style-name="gr1" draw:text-style-name="P1" svg:width="0.317cm" svg:height="0.837cm" svg:x="0.661cm" svg:y="0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أنور علي احمد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</text:p>
          </table:table-cell>
          <table:table-cell table:style-name="ce2" office:value-type="float" office:value="38997" calcext:value-type="float">
            <text:p>38997</text:p>
          </table:table-cell>
          <table:table-cell table:style-name="ce2" office:value-type="string" calcext:value-type="string">
            <text:p>مريم علي شنبيه جاسم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</text:p>
          </table:table-cell>
          <table:table-cell table:style-name="ce2" office:value-type="float" office:value="23096" calcext:value-type="float">
            <text:p>23096</text:p>
            <draw:custom-shape table:end-cell-address="Sheet1.B10" table:end-x="0.978cm" table:end-y="0.432cm" draw:z-index="73" draw:name="Text Box 5" draw:style-name="gr4" draw:text-style-name="P1" svg:width="0.317cm" svg:height="0.809cm" svg:x="0.661cm" svg:y="0.3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احمد خلف خلفان المخمرى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ثالثة</text:p>
          </table:table-cell>
          <table:table-cell table:style-name="ce2" office:value-type="string" calcext:value-type="string">
            <text:p>نعم </text:p>
            <draw:custom-shape table:end-cell-address="Sheet1.L10" table:end-x="1.665cm" table:end-y="0.459cm" draw:z-index="87" draw:name="Text Box 5" draw:style-name="gr5" draw:text-style-name="P1" svg:width="0.898cm" svg:height="0.836cm" svg:x="0.767cm" svg:y="0.318cm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</text:p>
            <draw:custom-shape table:end-cell-address="Sheet1.B10" table:end-x="2.148cm" table:end-y="0.001cm" draw:z-index="0" draw:name="Text Box 100" draw:style-name="gr6" draw:text-style-name="P3" svg:width="4.66cm" svg:height="0.001cm" svg:x="0.555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9cm" table:end-y="0.001cm" draw:z-index="1" draw:name="Text Box 98" draw:style-name="gr7" draw:text-style-name="P3" svg:width="10.456cm" svg:height="0.001cm" svg:x="-11.01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2" draw:name="Text Box 99" draw:style-name="gr8" draw:text-style-name="P3" svg:width="4.637cm" svg:height="0.001cm" svg:x="6.373cm" svg:y="0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3" draw:name="Text Box 100" draw:style-name="gr9" draw:text-style-name="P3" svg:width="10.453cm" svg:height="0.001cm" svg:x="-16.826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15" draw:name="Text Box 100" draw:style-name="gr8" draw:text-style-name="P3" svg:width="4.637cm" svg:height="0.001cm" svg:x="12.189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9cm" table:end-y="0.001cm" draw:z-index="17" draw:name="Text Box 98" draw:style-name="gr10" draw:text-style-name="P3" svg:width="10.479cm" svg:height="0.001cm" svg:x="-22.667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18" draw:name="Text Box 99" draw:style-name="gr11" draw:text-style-name="P3" svg:width="4.614cm" svg:height="0.001cm" svg:x="18.051cm" svg:y="0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3914" calcext:value-type="float">
            <text:p>23914</text:p>
            <draw:custom-shape table:end-cell-address="Sheet1.B10" table:end-x="2.035cm" table:end-y="0.001cm" draw:z-index="16" draw:name="Text Box 102" draw:style-name="gr12" draw:text-style-name="P5" svg:width="1.295cm" svg:height="0.001cm" svg:x="0.741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صالح ناجي عوض حس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 أول</text:p>
            <draw:custom-shape table:end-cell-address="Sheet1.C11" table:end-x="3.246cm" table:end-y="0.072cm" draw:z-index="4" draw:name="Text Box 100" draw:style-name="gr13" draw:text-style-name="P3" svg:width="8.589cm" svg:height="0.001cm" svg:x="0.212cm" svg:y="0.071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9cm" table:end-y="0.001cm" draw:z-index="5" draw:name="Text Box 98" draw:style-name="gr14" draw:text-style-name="P3" svg:width="13.696cm" svg:height="0.001cm" svg:x="-17.493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6" draw:name="Text Box 99" draw:style-name="gr15" draw:text-style-name="P3" svg:width="2.148cm" svg:height="0.001cm" svg:x="15.344cm" svg:y="0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7" draw:name="Text Box 100" draw:style-name="gr16" draw:text-style-name="P3" svg:width="13.693cm" svg:height="0.001cm" svg:x="-29.036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C11" table:end-x="3.246cm" table:end-y="0.072cm" draw:z-index="19" draw:name="Text Box 100" draw:style-name="gr17" draw:text-style-name="P3" svg:width="5.733cm" svg:height="0.001cm" svg:x="26.888cm" svg:y="0.071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9cm" table:end-y="0.001cm" draw:z-index="21" draw:name="Text Box 98" draw:style-name="gr18" draw:text-style-name="P3" svg:width="16.959cm" svg:height="0.001cm" svg:x="-47.431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22" draw:name="Text Box 100" draw:style-name="gr15" draw:text-style-name="P3" svg:width="2.148cm" svg:height="0.001cm" svg:x="45.281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7177" calcext:value-type="float">
            <text:p>27177</text:p>
            <draw:custom-shape table:end-cell-address="Sheet1.B11" table:end-x="2.035cm" table:end-y="0.001cm" draw:z-index="20" draw:name="Text Box 102" draw:style-name="gr12" draw:text-style-name="P5" svg:width="1.295cm" svg:height="0.001cm" svg:x="0.741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035cm" table:end-y="0.001cm" draw:z-index="23" draw:name="Text Box 102" draw:style-name="gr19" draw:text-style-name="P5" svg:width="4.271cm" svg:height="0.001cm" svg:x="-5.012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حنان يعقوب حسن محمد حسي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ثابت صباح </text:p>
          </table:table-cell>
          <table:table-cell table:style-name="ce2" office:value-type="string" calcext:value-type="string">
            <text:p>نعم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رقيب أول</text:p>
            <draw:custom-shape table:end-cell-address="Sheet1.B12" table:end-x="2.148cm" table:end-y="0.001cm" draw:z-index="8" draw:name="Text Box 100" draw:style-name="gr6" draw:text-style-name="P3" svg:width="4.66cm" svg:height="0.001cm" svg:x="0.555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9" draw:name="Text Box 98" draw:style-name="gr7" draw:text-style-name="P3" svg:width="10.456cm" svg:height="0.001cm" svg:x="-11.01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0" draw:name="Text Box 99" draw:style-name="gr8" draw:text-style-name="P3" svg:width="4.637cm" svg:height="0.001cm" svg:x="6.373cm" svg:y="0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1" draw:name="Text Box 100" draw:style-name="gr9" draw:text-style-name="P3" svg:width="10.453cm" svg:height="0.001cm" svg:x="-16.826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12" draw:name="Text Box 98" draw:style-name="gr20" draw:text-style-name="P3" svg:width="4.663cm" svg:height="0.001cm" svg:x="12.164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3" draw:name="Text Box 99" draw:style-name="gr21" draw:text-style-name="P3" svg:width="10.43cm" svg:height="0.001cm" svg:x="-22.596cm" svg:y="0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4" draw:name="Text Box 100" draw:style-name="gr6" draw:text-style-name="P3" svg:width="4.66cm" svg:height="0.001cm" svg:x="17.936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4" draw:name="Text Box 100" draw:style-name="gr21" draw:text-style-name="P3" svg:width="10.43cm" svg:height="0.001cm" svg:x="-28.366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26" draw:name="Text Box 98" draw:style-name="gr22" draw:text-style-name="P3" svg:width="4.686cm" svg:height="0.001cm" svg:x="23.681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7" draw:name="Text Box 99" draw:style-name="gr23" draw:text-style-name="P3" svg:width="10.407cm" svg:height="0.001cm" svg:x="-34.088cm" svg:y="0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8" draw:name="Text Box 100" draw:style-name="gr24" draw:text-style-name="P3" svg:width="4.683cm" svg:height="0.001cm" svg:x="29.405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31" draw:name="Text Box 98" draw:style-name="gr25" draw:text-style-name="P3" svg:width="10.433cm" svg:height="0.001cm" svg:x="-39.837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32" draw:name="Text Box 99" draw:style-name="gr6" draw:text-style-name="P3" svg:width="4.66cm" svg:height="0.001cm" svg:x="35.175cm" svg:y="0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3200" calcext:value-type="float">
            <text:p>23200</text:p>
            <draw:custom-shape table:end-cell-address="Sheet1.B12" table:end-x="2.035cm" table:end-y="0.001cm" draw:z-index="25" draw:name="Text Box 102" draw:style-name="gr12" draw:text-style-name="P5" svg:width="1.295cm" svg:height="0.001cm" svg:x="0.741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035cm" table:end-y="0.001cm" draw:z-index="29" draw:name="Text Box 102" draw:style-name="gr19" draw:text-style-name="P5" svg:width="4.271cm" svg:height="0.001cm" svg:x="-5.012cm" svg:y="0cm">
              <text:p text:style-name="P4"><text:span text:style-name="T2">الملاحظات</text:span><text:span text:style-name="T1">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035cm" table:end-y="0.001cm" draw:z-index="30" draw:name="Text Box 102" draw:style-name="gr12" draw:text-style-name="P5" svg:width="1.295cm" svg:height="0.001cm" svg:x="3.717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نذر خليفه سلطان الخجلا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شرطة المطار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عريف أول</text:p>
            <draw:custom-shape table:end-cell-address="Sheet1.A14" table:end-x="0.978cm" table:end-y="0.14cm" draw:z-index="41" draw:name="Text Box 5" draw:style-name="gr26" draw:text-style-name="P1" svg:width="0.317cm" svg:height="0.902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2" draw:name="Text Box 5" draw:style-name="gr27" draw:text-style-name="P1" svg:width="1.956cm" svg:height="0.902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3" draw:name="Text Box 5" draw:style-name="gr26" draw:text-style-name="P1" svg:width="0.317cm" svg:height="0.902cm" svg:x="2.3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4" draw:name="Text Box 5" draw:style-name="gr27" draw:text-style-name="P1" svg:width="1.956cm" svg:height="0.902cm" svg:x="-4.256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8278" calcext:value-type="float">
            <text:p>28278</text:p>
            <draw:custom-shape table:end-cell-address="Sheet1.B14" table:end-x="0.978cm" table:end-y="0.14cm" draw:z-index="76" draw:name="Text Box 5" draw:style-name="gr26" draw:text-style-name="P1" svg:width="0.317cm" svg:height="0.902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4" table:end-x="0.978cm" table:end-y="0.14cm" draw:z-index="77" draw:name="Text Box 5" draw:style-name="gr27" draw:text-style-name="P1" svg:width="1.956cm" svg:height="0.902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روه محمد سعيد محمد خميس القحوم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امن الطيران الأساسي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عريف</text:p>
            <draw:custom-shape table:end-cell-address="Sheet1.A15" table:end-x="0.837cm" table:end-y="0.608cm" draw:z-index="40" draw:name="Text Box 5" draw:style-name="gr28" draw:text-style-name="P1" svg:width="0.317cm" svg:height="0.876cm" svg:x="0.52cm" svg:y="0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4589" calcext:value-type="float">
            <text:p>24589</text:p>
          </table:table-cell>
          <table:table-cell table:style-name="ce2" office:value-type="string" calcext:value-type="string">
            <text:p>فيصل حسن سليمان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ثاني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13642" calcext:value-type="float">
            <text:p>13642</text:p>
            <draw:custom-shape table:end-cell-address="Sheet1.B15" table:end-x="2.035cm" table:end-y="0.001cm" draw:z-index="33" draw:name="Text Box 102" draw:style-name="gr12" draw:text-style-name="P5" svg:width="1.295cm" svg:height="0.001cm" svg:x="0.741cm" svg:y="0.001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5" table:end-x="2.035cm" table:end-y="0.001cm" draw:z-index="34" draw:name="Text Box 102" draw:style-name="gr19" draw:text-style-name="P5" svg:width="4.271cm" svg:height="0.001cm" svg:x="-5.012cm" svg:y="0.001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6" table:end-x="0.978cm" table:end-y="0.114cm" draw:z-index="75" draw:name="Text Box 5" draw:style-name="gr28" draw:text-style-name="P1" svg:width="0.317cm" svg:height="0.876cm" svg:x="3.63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امل عبدالرحمن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2"/>
          <table:table-cell table:style-name="ce2">
            <draw:custom-shape table:end-cell-address="Sheet1.J16" table:end-x="5.238cm" table:end-y="0.353cm" draw:z-index="86" draw:name="Text Box 5" draw:style-name="gr29" draw:text-style-name="P1" svg:width="0.317cm" svg:height="0.903cm" svg:x="4.921cm" svg:y="0.2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صباح رسمي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3022" calcext:value-type="float">
            <text:p>23022</text:p>
          </table:table-cell>
          <table:table-cell table:style-name="ce2" office:value-type="string" calcext:value-type="string">
            <text:p>احمد موسى سعيد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3"/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0" table:end-x="0.978cm" table:end-y="0.502cm" draw:z-index="45" draw:name="Text Box 5" draw:style-name="gr30" draw:text-style-name="P1" svg:width="0.317cm" svg:height="2.47cm" svg:x="0.661cm" svg:y="0.3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48" draw:name="Text Box 5" draw:style-name="gr31" draw:text-style-name="P1" svg:width="1.956cm" svg:height="1.7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49" draw:name="Text Box 5" draw:style-name="gr32" draw:text-style-name="P1" svg:width="0.317cm" svg:height="1.7cm" svg:x="2.3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50" draw:name="Text Box 5" draw:style-name="gr31" draw:text-style-name="P1" svg:width="1.956cm" svg:height="1.7cm" svg:x="-4.256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51" draw:name="Text Box 5" draw:style-name="gr32" draw:text-style-name="P1" svg:width="0.317cm" svg:height="1.7cm" svg:x="3.939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5161" calcext:value-type="float">
            <text:p>35161</text:p>
            <draw:custom-shape table:end-cell-address="Sheet1.B20" table:end-x="0.978cm" table:end-y="0.502cm" draw:z-index="78" draw:name="Text Box 5" draw:style-name="gr30" draw:text-style-name="P1" svg:width="0.317cm" svg:height="2.47cm" svg:x="0.661cm" svg:y="0.3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نجاة عبدالله محمد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أولى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0" table:end-x="0.978cm" table:end-y="0.175cm" draw:z-index="52" draw:name="Text Box 5" draw:style-name="gr33" draw:text-style-name="P1" svg:width="0.317cm" svg:height="1.697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3" draw:name="Text Box 5" draw:style-name="gr34" draw:text-style-name="P1" svg:width="1.956cm" svg:height="1.697cm" svg:x="-2.617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6" draw:name="Text Box 5" draw:style-name="gr33" draw:text-style-name="P1" svg:width="0.317cm" svg:height="1.697cm" svg:x="2.3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7" draw:name="Text Box 5" draw:style-name="gr34" draw:text-style-name="P1" svg:width="1.956cm" svg:height="1.697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8" draw:name="Text Box 5" draw:style-name="gr33" draw:text-style-name="P1" svg:width="0.317cm" svg:height="1.697cm" svg:x="3.939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13472" calcext:value-type="float">
            <text:p>13472</text:p>
            <draw:custom-shape table:end-cell-address="Sheet1.B18" table:end-x="2.035cm" table:end-y="0.001cm" draw:z-index="35" draw:name="Text Box 102" draw:style-name="gr12" draw:text-style-name="P5" svg:width="1.295cm" svg:height="0.001cm" svg:x="0.741cm" svg:y="0.003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8" table:end-x="2.035cm" table:end-y="0.001cm" draw:z-index="36" draw:name="Text Box 102" draw:style-name="gr19" draw:text-style-name="P5" svg:width="4.271cm" svg:height="0.001cm" svg:x="-5.012cm" svg:y="0.003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وزه سالم حسن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1" table:end-x="0.978cm" table:end-y="0.175cm" draw:z-index="54" draw:name="Text Box 5" draw:style-name="gr35" draw:text-style-name="P1" svg:width="0.317cm" svg:height="1.633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1" table:end-x="0.978cm" table:end-y="0.175cm" draw:z-index="55" draw:name="Text Box 5" draw:style-name="gr36" draw:text-style-name="P1" svg:width="1.956cm" svg:height="1.633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0955" calcext:value-type="float">
            <text:p>30955</text:p>
            <draw:custom-shape table:end-cell-address="Sheet1.B22" table:end-x="0.978cm" table:end-y="0.501cm" draw:z-index="81" draw:name="Text Box 5" draw:style-name="gr37" draw:text-style-name="P1" svg:width="0.317cm" svg:height="2.335cm" svg:x="0.661cm" svg:y="0.3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عائشة عبدالله مصبح 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ثالث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رقيب</text:p>
            <draw:custom-shape table:end-cell-address="Sheet1.A22" table:end-x="0.978cm" table:end-y="0.175cm" draw:z-index="46" draw:name="Text Box 5" draw:style-name="gr38" draw:text-style-name="P1" svg:width="0.317cm" svg:height="1.565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2" table:end-x="0.978cm" table:end-y="0.175cm" draw:z-index="47" draw:name="Text Box 5" draw:style-name="gr39" draw:text-style-name="P1" svg:width="1.956cm" svg:height="1.565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8300" calcext:value-type="float">
            <text:p>28300</text:p>
            <draw:custom-shape table:end-cell-address="Sheet1.B22" table:end-x="0.978cm" table:end-y="0.175cm" draw:z-index="79" draw:name="Text Box 5" draw:style-name="gr38" draw:text-style-name="P1" svg:width="0.317cm" svg:height="1.565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22" table:end-x="0.978cm" table:end-y="0.175cm" draw:z-index="80" draw:name="Text Box 5" draw:style-name="gr39" draw:text-style-name="P1" svg:width="1.956cm" svg:height="1.565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عبدالله على محمد على حسن بردول الغافرى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رابع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3"/>
        </table:table-row>
        <table:table-row table:style-name="ro3">
          <table:table-cell table:style-name="ce2" office:value-type="string" calcext:value-type="string">
            <text:p>عريف اول </text:p>
          </table:table-cell>
          <table:table-cell table:style-name="ce2" office:value-type="float" office:value="30890" calcext:value-type="float">
            <text:p>30890</text:p>
          </table:table-cell>
          <table:table-cell table:style-name="ce2" office:value-type="string" calcext:value-type="string">
            <text:p>شيخه خالد محمد على موسجى</text:p>
          </table:table-cell>
          <table:table-cell table:number-columns-repeated="3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طيران الخاص</text:p>
          </table:table-cell>
          <table:table-cell table:style-name="ce2" office:value-type="string" calcext:value-type="string">
            <text:p>الثاني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20753" calcext:value-type="float">
            <text:p>20753</text:p>
          </table:table-cell>
          <table:table-cell table:style-name="ce2" office:value-type="string" calcext:value-type="string">
            <text:p>رعد عباد علي</text:p>
          </table:table-cell>
          <table:table-cell table:number-columns-repeated="3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3"/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8485" calcext:value-type="float">
            <text:p>8485</text:p>
          </table:table-cell>
          <table:table-cell table:style-name="ce2" office:value-type="string" calcext:value-type="string">
            <text:p>خميس عثمان محمد على البلوشى</text:p>
          </table:table-cell>
          <table:table-cell table:number-columns-repeated="3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21620" calcext:value-type="float">
            <text:p>21620</text:p>
          </table:table-cell>
          <table:table-cell table:style-name="ce2" office:value-type="string" calcext:value-type="string">
            <text:p>مبارك خميس مبارك خميس</text:p>
          </table:table-cell>
          <table:table-cell table:number-columns-repeated="3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889" calcext:value-type="float">
            <text:p>34889</text:p>
          </table:table-cell>
          <table:table-cell table:style-name="ce2" office:value-type="string" calcext:value-type="string">
            <text:p>مروان كريم شاهين الحوطي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417" calcext:value-type="float">
            <text:p>34417</text:p>
          </table:table-cell>
          <table:table-cell table:style-name="ce2" office:value-type="string" calcext:value-type="string">
            <text:p>احمد ابشر صديق قسم السيد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رقيب أول</text:p>
          </table:table-cell>
          <table:table-cell table:style-name="ce2" office:value-type="float" office:value="28647" calcext:value-type="float">
            <text:p>28647</text:p>
          </table:table-cell>
          <table:table-cell table:style-name="ce2" office:value-type="string" calcext:value-type="string">
            <text:p>عيسى جمعه الماس سالم البلوشي</text:p>
          </table:table-cell>
          <table:table-cell table:number-columns-repeated="3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9" table:end-x="0.978cm" table:end-y="0.141cm" draw:z-index="62" draw:name="Text Box 5" draw:style-name="gr26" draw:text-style-name="P1" svg:width="0.317cm" svg:height="0.902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9" table:end-x="0.978cm" table:end-y="0.141cm" draw:z-index="63" draw:name="Text Box 5" draw:style-name="gr27" draw:text-style-name="P1" svg:width="1.956cm" svg:height="0.902cm" svg:x="-2.617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2183" calcext:value-type="float">
            <text:p>32183</text:p>
          </table:table-cell>
          <table:table-cell table:style-name="ce2" office:value-type="string" calcext:value-type="string">
            <text:p>محمد عبدالله علي اميري البلوشي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رقيب</text:p>
            <draw:custom-shape table:end-cell-address="Sheet1.A30" table:end-x="0.978cm" table:end-y="0.14cm" draw:z-index="59" draw:name="Text Box 5" draw:style-name="gr40" draw:text-style-name="P1" svg:width="0.317cm" svg:height="0.833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4" draw:name="Text Box 5" draw:style-name="gr41" draw:text-style-name="P1" svg:width="1.956cm" svg:height="0.833cm" svg:x="-2.617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5" draw:name="Text Box 5" draw:style-name="gr40" draw:text-style-name="P1" svg:width="0.317cm" svg:height="0.833cm" svg:x="2.3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6" draw:name="Text Box 5" draw:style-name="gr41" draw:text-style-name="P1" svg:width="1.956cm" svg:height="0.833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7" draw:name="Text Box 5" draw:style-name="gr40" draw:text-style-name="P1" svg:width="0.317cm" svg:height="0.833cm" svg:x="3.939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431cm" draw:z-index="70" draw:name="Text Box 5" draw:style-name="gr42" draw:text-style-name="P1" svg:width="1.956cm" svg:height="0.806cm" svg:x="-5.895cm" svg:y="0.3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5130" calcext:value-type="float">
            <text:p>35130</text:p>
            <draw:custom-shape table:end-cell-address="Sheet1.B30" table:end-x="0.978cm" table:end-y="0.14cm" draw:z-index="82" draw:name="Text Box 5" draw:style-name="gr40" draw:text-style-name="P1" svg:width="0.317cm" svg:height="0.833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ريم حسن محمد عبدالله حسين</text:p>
          </table:table-cell>
          <table:table-cell table:number-columns-repeated="3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طيران الخاص</text:p>
          </table:table-cell>
          <table:table-cell table:style-name="ce2" office:value-type="string" calcext:value-type="string">
            <text:p>الرابع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عريف</text:p>
            <draw:custom-shape table:end-cell-address="Sheet1.A31" table:end-x="0.978cm" table:end-y="0.141cm" draw:z-index="60" draw:name="Text Box 5" draw:style-name="gr1" draw:text-style-name="P1" svg:width="0.317cm" svg:height="0.837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1" draw:name="Text Box 5" draw:style-name="gr43" draw:text-style-name="P1" svg:width="1.956cm" svg:height="0.837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8" draw:name="Text Box 5" draw:style-name="gr1" draw:text-style-name="P1" svg:width="0.317cm" svg:height="0.837cm" svg:x="2.3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9" draw:name="Text Box 5" draw:style-name="gr43" draw:text-style-name="P1" svg:width="1.956cm" svg:height="0.837cm" svg:x="-4.256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71" draw:name="Text Box 5" draw:style-name="gr1" draw:text-style-name="P1" svg:width="0.317cm" svg:height="0.837cm" svg:x="3.939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72" draw:name="Text Box 5" draw:style-name="gr43" draw:text-style-name="P1" svg:width="1.956cm" svg:height="0.837cm" svg:x="-5.895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6023" calcext:value-type="float">
            <text:p>26023</text:p>
            <draw:custom-shape table:end-cell-address="Sheet1.B31" table:end-x="0.978cm" table:end-y="0.141cm" draw:z-index="83" draw:name="Text Box 5" draw:style-name="gr1" draw:text-style-name="P1" svg:width="0.317cm" svg:height="0.837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31" table:end-x="0.978cm" table:end-y="0.141cm" draw:z-index="84" draw:name="Text Box 5" draw:style-name="gr43" draw:text-style-name="P1" svg:width="1.956cm" svg:height="0.837cm" svg:x="-2.617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31" table:end-x="0.978cm" table:end-y="0.141cm" draw:z-index="85" draw:name="Text Box 5" draw:style-name="gr1" draw:text-style-name="P1" svg:width="0.317cm" svg:height="0.837cm" svg:x="2.3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نواف بن عبدالله بن ناصر المخمري</text:p>
          </table:table-cell>
          <table:table-cell table:number-columns-repeated="3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720" calcext:value-type="float">
            <text:p>34720</text:p>
          </table:table-cell>
          <table:table-cell table:style-name="ce2" office:value-type="string" calcext:value-type="string">
            <text:p>عمران علي جل محمد نور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دورة مشغلي الأجهزة الأمنية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float" office:value="44743" calcext:value-type="float">
            <text:p>44743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12:20:16.675291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creation-date>2022-07-26T05:21:52</meta:creation-date>
    <dc:date>2022-08-12T16:29:05.348225846</dc:date>
    <meta:generator>LibreOffice/6.3.4.2$Linux_X86_64 LibreOffice_project/30$Build-2</meta:generator>
    <meta:editing-duration>PT1H53M41S</meta:editing-duration>
    <meta:editing-cycles>5</meta:editing-cycles>
    <meta:document-statistic meta:table-count="1" meta:cell-count="505" meta:object-count="8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